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40d" officeooo:paragraph-rsid="0014a40d"/>
    </style:style>
    <style:style style:name="P2" style:family="paragraph" style:parent-style-name="Standard">
      <style:text-properties officeooo:rsid="0018ccb2" officeooo:paragraph-rsid="0018ccb2"/>
    </style:style>
    <style:style style:name="P3" style:family="paragraph" style:parent-style-name="Standard">
      <style:text-properties officeooo:rsid="001a7cfd" officeooo:paragraph-rsid="001a7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 acheter le SDS011 :</text:p>
      <text:p text:style-name="P1"><text:a xlink:type="simple" xlink:href="https://www.gotronic.fr/art-capteur-de-qualite-de-l-air-sds011-27929.htm" text:style-name="Internet_20_link" text:visited-style-name="Visited_20_Internet_20_Link">https://www.gotronic.fr/art-capteur-de-qualite-de-l-air-sds011-27929.htm</text:a> </text:p>
      <text:p text:style-name="P1"/>
      <text:p text:style-name="P1"><text:a xlink:type="simple" xlink:href="https://fr.aliexpress.com/wholesale?catId=0&amp;initiative_id=SB_20190513012649&amp;SearchText=sds011" text:style-name="Internet_20_link" text:visited-style-name="Visited_20_Internet_20_Link">https://fr.aliexpress.com/wholesale?catId=0&amp;initiative_id=SB_20190513012649&amp;SearchText=sds011</text:a> </text:p>
      <text:p text:style-name="P1"/>
      <text:p text:style-name="P1"><text:a xlink:type="simple" xlink:href="https://arduino103.blogspot.com/2018/04/evaluer-la-qualite-de-lair-avec-un.html" text:style-name="Internet_20_link" text:visited-style-name="Visited_20_Internet_20_Link">https://arduino103.blogspot.com/2018/04/evaluer-la-qualite-de-lair-avec-un.html</text:a> </text:p>
      <text:p text:style-name="P1"/>
      <text:p text:style-name="P2">ESP32 :</text:p>
      <text:p text:style-name="P2"/>
      <text:p text:style-name="P2"><text:a xlink:type="simple" xlink:href="https://learn.adafruit.com/adafruit-huzzah32-esp32-feather/overview" text:style-name="Internet_20_link" text:visited-style-name="Visited_20_Internet_20_Link">https://learn.adafruit.com/adafruit-huzzah32-esp32-feather/overview</text:a> </text:p>
      <text:p text:style-name="P2"/>
      <text:p text:style-name="P3">BME280 :</text:p>
      <text:p text:style-name="P3"/>
      <text:p text:style-name="P3"><text:a xlink:type="simple" xlink:href="https://www.adafruit.com/product/2652" text:style-name="Internet_20_link" text:visited-style-name="Visited_20_Internet_20_Link">https://www.adafruit.com/product/2652</text:a> </text:p>
      <text:p text:style-name="P3"/>
      <text:p text:style-name="P3">Afficheur OLED :</text:p>
      <text:p text:style-name="P3"/>
      <text:p text:style-name="P3"><text:a xlink:type="simple" xlink:href="https://learn.adafruit.com/monochrome-oled-breakouts/wiring-128x64-oleds" text:style-name="Internet_20_link" text:visited-style-name="Visited_20_Internet_20_Link">https://learn.adafruit.com/monochrome-oled-breakouts/wiring-128x64-oled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1:25:55.384000000</meta:creation-date>
    <dc:date>2019-05-13T11:53:36.567000000</dc:date>
    <meta:editing-duration>PT17M29S</meta:editing-duration>
    <meta:editing-cycles>4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0" meta:word-count="18" meta:character-count="479" meta:non-whitespace-character-count="465"/>
  </office:meta>
</office:document-meta>
</file>